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fill="solid" draw:fill-color="#000080" draw:textarea-horizontal-align="center" draw:textarea-vertical-align="middle"/>
    </style:style>
    <style:style style:name="gr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0000" draw:marker-end="Arrow" draw:marker-end-width="0.3cm" draw:fill="solid" draw:fill-color="#8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0080" draw:fill="none" draw:textarea-horizontal-align="center" draw:textarea-vertical-align="middle"/>
    </style:style>
    <style:style style:name="gr8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8000" draw:marker-end="Arrow" draw:marker-end-width="0.3cm" draw:fill="solid" draw:fill-color="#008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10pt" style:font-size-asian="10pt" style:font-size-complex="10pt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style:text-properties fo:color="#0000ff" fo:font-size="10pt" style:font-size-asian="10pt" style:font-size-complex="10pt"/>
    </style:style>
    <style:style style:name="P5" style:family="paragraph">
      <style:text-properties fo:color="#33cc66"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33cc66" fo:font-size="10pt" style:font-size-asian="10pt" style:font-size-complex="10pt"/>
    </style:style>
    <style:style style:name="T4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xml:id="id1" draw:id="id1" draw:layer="layout" svg:width="4.5cm" svg:height="2cm" svg:x="2.5cm" svg:y="4.563cm">
          <text:p text:style-name="P1">NotLogged</text:p>
        </draw:ellipse>
        <draw:ellipse draw:style-name="gr2" draw:text-style-name="P1" xml:id="id2" draw:id="id2" draw:layer="layout" svg:width="4cm" svg:height="2cm" svg:x="10.5cm" svg:y="4.563cm">
          <text:p text:style-name="P1">Logged</text:p>
        </draw:ellipse>
        <draw:connector draw:style-name="gr3" draw:text-style-name="P2" draw:layer="layout" draw:type="curve" svg:x1="4.75cm" svg:y1="4.563cm" svg:x2="12.5cm" svg:y2="4.563cm" draw:start-shape="id1" draw:start-glue-point="0" draw:end-shape="id2" svg:d="m4750 4563c0-751 7750-751 7750 0">
          <text:p text:style-name="P1"><text:span text:style-name="T1">Authenticate(login, password)</text:span></text:p>
        </draw:connector>
        <draw:connector draw:style-name="gr4" draw:text-style-name="P2" draw:layer="layout" draw:type="curve" svg:x1="12.5cm" svg:y1="6.563cm" svg:x2="4.75cm" svg:y2="6.563cm" draw:start-shape="id2" draw:start-glue-point="2" draw:end-shape="id1" svg:d="m12500 6563c0 751-7750 751-7750 0">
          <text:p text:style-name="P1"><text:span text:style-name="T1">Down</text:span></text:p>
        </draw:connector>
        <draw:connector draw:style-name="gr4" draw:text-style-name="P2" draw:layer="layout" svg:x1="10.5cm" svg:y1="5.563cm" svg:x2="7cm" svg:y2="5.563cm" draw:start-shape="id2" draw:start-glue-point="3" draw:end-shape="id1" svg:d="m10500 5563h-3500">
          <text:p text:style-name="P1"><text:span text:style-name="T1">Logout</text:span></text:p>
        </draw:connector>
        <draw:line draw:style-name="gr5" draw:text-style-name="P1" draw:layer="layout" svg:x1="8cm" svg:y1="4cm" svg:x2="8cm" svg:y2="2.5cm">
          <text:p/>
        </draw:line>
        <draw:frame draw:style-name="gr6" draw:text-style-name="P3" draw:layer="layout" svg:width="3.546cm" svg:height="0.645cm" svg:x="6.454cm" svg:y="1.855cm">
          <draw:text-box>
            <text:p><text:span text:style-name="T2">BadLoginPassword</text:span></text:p>
          </draw:text-box>
        </draw:frame>
        <draw:path draw:style-name="gr7" draw:text-style-name="P1" draw:layer="layout" svg:width="0.9cm" svg:height="0.829cm" draw:transform="rotate (1.89560210059068) translate (12.9951833463539cm 4.8604266553722cm)" svg:viewBox="0 0 901 830" svg:d="m313 3c221-15 513 23 575 306 49 223-33 533-334 521-236-9-487-128-554-368l223 8 130 20">
          <text:p/>
        </draw:path>
        <draw:path draw:style-name="gr7" draw:text-style-name="P1" draw:layer="layout" svg:width="0.924cm" svg:height="0.935cm" draw:transform="rotate (1.5707963267946) translate (13.9707398238226cm 5.03581052353388cm)" svg:viewBox="0 0 925 936" svg:d="m151 19c269-89 472 151 643 300 157 138 227 559-107 579-223 14-574 147-643-193-31-152-157-800 236-236l-64-64">
          <text:p/>
        </draw:path>
        <draw:path draw:style-name="gr7" draw:text-style-name="P1" draw:layer="layout" svg:width="0.668cm" svg:height="0.896cm" draw:transform="rotate (-0.32480577379727) translate (14.395837902759cm 5.69292501579281cm)" svg:viewBox="0 0 669 897" svg:d="m98 18c246-81 471 127 550 358 81 237-84 569-323 515-100-22-602-442-117-412l60-21">
          <text:p/>
        </draw:path>
        <draw:path draw:style-name="gr7" draw:text-style-name="P1" draw:layer="layout" svg:width="0.787cm" svg:height="0.782cm" draw:transform="rotate (-0.725009771279494) translate (13.4531733874429cm 6.2547220552137cm)" svg:viewBox="0 0 788 783" svg:d="m197 27c224-80 571 18 590 278 18 248-235 412-438 475-130 40-661-432-89-294l79-41">
          <text:p/>
        </draw:path>
        <draw:polyline draw:style-name="gr7" draw:text-style-name="P1" draw:layer="layout" svg:width="0.493cm" svg:height="0.007cm" draw:transform="rotate (-0.32480577379727) translate (14.2286011328508cm 5.02627535022352cm)" svg:viewBox="0 0 494 8" draw:points="0,8 271,8 494,0 406,8">
          <text:p/>
        </draw:polyline>
        <draw:polyline draw:style-name="gr7" draw:text-style-name="P1" draw:layer="layout" svg:width="0.385cm" svg:height="0.042cm" svg:x="13.433cm" svg:y="4.67cm" svg:viewBox="0 0 386 43" draw:points="0,43 236,43 386,0">
          <text:p/>
        </draw:polyline>
        <draw:polyline draw:style-name="gr7" draw:text-style-name="P1" draw:layer="layout" svg:width="0.411cm" svg:height="0.015cm" draw:transform="rotate (-1.69227124273457) translate (14.204cm 6.191cm)" svg:viewBox="0 0 412 16" draw:points="0,0 219,16 412,14">
          <text:p/>
        </draw:polyline>
        <draw:polyline draw:style-name="gr7" draw:text-style-name="P1" draw:layer="layout" svg:width="0.385cm" svg:height="0.073cm" draw:transform="rotate (-1.89106424453669) translate (13.09cm 6.641cm)" svg:viewBox="0 0 386 74" draw:points="0,0 230,13 386,74">
          <text:p/>
        </draw:polyline>
        <draw:frame draw:style-name="gr6" draw:text-style-name="P4" draw:layer="layout" svg:width="2.839cm" svg:height="0.645cm" svg:x="11.661cm" svg:y="3.355cm">
          <draw:text-box>
            <text:p><text:span text:style-name="T1">BeNotified(idn)</text:span></text:p>
          </draw:text-box>
        </draw:frame>
        <draw:frame draw:style-name="gr6" draw:text-style-name="P4" draw:layer="layout" svg:width="4.486cm" svg:height="0.645cm" svg:x="14.5cm" svg:y="4cm">
          <draw:text-box>
            <text:p><text:span text:style-name="T1">UpdateProfile(Properties)</text:span></text:p>
          </draw:text-box>
        </draw:frame>
        <draw:frame draw:style-name="gr6" draw:text-style-name="P4" draw:layer="layout" svg:width="4.718cm" svg:height="0.645cm" svg:x="14.5cm" svg:y="5.855cm">
          <draw:text-box>
            <text:p><text:span text:style-name="T1">MarkNotification(idn, mark)</text:span></text:p>
          </draw:text-box>
        </draw:frame>
        <draw:line draw:style-name="gr8" draw:text-style-name="P1" draw:layer="layout" svg:x1="17cm" svg:y1="6.5cm" svg:x2="17cm" svg:y2="7.5cm">
          <text:p/>
        </draw:line>
        <draw:frame draw:style-name="gr6" draw:text-style-name="P3" draw:layer="layout" svg:width="3.271cm" svg:height="0.645cm" svg:x="15.5cm" svg:y="7.5cm">
          <draw:text-box>
            <text:p><text:span text:style-name="T2">InvalidNotification</text:span></text:p>
          </draw:text-box>
        </draw:frame>
        <draw:frame draw:style-name="gr6" draw:text-style-name="P4" draw:layer="layout" svg:width="2.915cm" svg:height="0.645cm" svg:x="12.085cm" svg:y="7cm">
          <draw:text-box>
            <text:p><text:span text:style-name="T1">Notify(idu, idn*)</text:span></text:p>
          </draw:text-box>
        </draw:frame>
        <draw:line draw:style-name="gr9" draw:text-style-name="P1" draw:layer="layout" svg:x1="13cm" svg:y1="6.5cm" svg:x2="10.5cm" svg:y2="9cm">
          <text:p/>
        </draw:line>
        <draw:line draw:style-name="gr9" draw:text-style-name="P1" draw:layer="layout" svg:x1="13cm" svg:y1="6.5cm" svg:x2="13cm" svg:y2="9cm">
          <text:p/>
        </draw:line>
        <draw:frame draw:style-name="gr6" draw:text-style-name="P5" draw:layer="layout" svg:width="2.818cm" svg:height="0.645cm" svg:x="8.682cm" svg:y="9cm">
          <draw:text-box>
            <text:p><text:span text:style-name="T3">GetProfile(attr)</text:span></text:p>
          </draw:text-box>
        </draw:frame>
        <draw:frame draw:style-name="gr6" draw:text-style-name="P5" draw:layer="layout" svg:width="4.236cm" svg:height="0.645cm" svg:x="12cm" svg:y="9cm">
          <draw:text-box>
            <text:p><text:span text:style-name="T3">LastNotifications(k, k', t)</text:span></text:p>
          </draw:text-box>
        </draw:frame>
        <draw:rect draw:style-name="gr2" draw:text-style-name="P6" draw:layer="layout" svg:width="7.5cm" svg:height="5cm" svg:x="1cm" svg:y="7.5cm">
          <text:p><text:span text:style-name="T4">Parameters</text:span></text:p>
          <text:p><text:span text:style-name="T4"/></text:p>
          <text:p><text:span text:style-name="T4">login : a unique identifier for registered user</text:span></text:p>
          <text:p><text:span text:style-name="T4">password : a unique keyword linked to a login </text:span></text:p>
          <text:p><text:span text:style-name="T4">idn : notification identifier</text:span></text:p>
          <text:p><text:span text:style-name="T4">k : number of notification wanted</text:span></text:p>
          <text:p><text:span text:style-name="T4">k' : number of notification known at t time</text:span></text:p>
          <text:p><text:span text:style-name="T4">t : time</text:span></text:p>
          <text:p><text:span text:style-name="T4">properties : properties associate to a profile</text:span></text:p>
          <text:p><text:span text:style-name="T4">idu : user identifier</text:span></text:p>
          <text:p><text:span text:style-name="T4">attr : Attribute profiles</text:span></text:p>
          <text:p><text:span text:style-name="T4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7-22T16:39:18</meta:creation-date>
    <dc:date>2014-08-05T17:11:42</dc:date>
    <dc:creator>Alexandre Ly</dc:creator>
    <meta:editing-duration>PT13M5S</meta:editing-duration>
    <meta:editing-cycles>3</meta:editing-cycles>
    <meta:generator>OpenOffice.org/3.3$Unix OpenOffice.org_project/330m20$Build-9567</meta:generator>
    <meta:document-statistic meta:object-count="26"/>
  </office:meta>
</office:document-meta>
</file>